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9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2.193cm" fo:min-width="3.311cm"/>
    </style:style>
    <style:style style:name="gr4" style:family="graphic" style:parent-style-name="standard">
      <style:graphic-properties draw:textarea-horizontal-align="justify" draw:textarea-vertical-align="middle" draw:auto-grow-height="false" fo:min-height="4.831cm" fo:min-width="5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6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1.163cm"/>
    </style:style>
    <style:style style:name="pr6" style:family="presentation" style:parent-style-name="Default-subtitle">
      <style:graphic-properties draw:fill-color="#ffffff" draw:textarea-vertical-align="top" fo:min-height="13.38cm"/>
    </style:style>
    <style:style style:name="pr7" style:family="presentation" style:parent-style-name="Default-subtitle">
      <style:graphic-properties draw:fill-color="#ffffff" draw:textarea-vertical-align="top" fo:min-height="12.273cm"/>
    </style:style>
    <style:style style:name="pr8" style:family="presentation" style:parent-style-name="Default-subtitle">
      <style:graphic-properties draw:fill-color="#ffffff" draw:textarea-vertical-align="top" draw:auto-grow-height="true" fo:min-height="11.163cm"/>
    </style:style>
    <style:style style:name="pr9" style:family="presentation" style:parent-style-name="Default-subtitle">
      <style:graphic-properties draw:fill-color="#ffffff" draw:textarea-vertical-align="top" fo:min-height="13.898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end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text-properties fo:font-size="42pt" fo:font-weight="bold" style:font-size-asian="42pt" style:font-weight-asian="bold" style:font-size-complex="42pt" style:font-weight-complex="bold"/>
    </style:style>
    <style:style style:name="P9" style:family="paragraph">
      <loext:graphic-properties draw:fill-color="#ffffff"/>
      <style:paragraph-properties fo:margin-left="0cm" fo:margin-right="0cm" fo:text-align="start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  <style:text-properties fo:font-size="48pt" fo:background-color="#ffffff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9" style:family="text">
      <style:text-properties style:font-name="Liberation Sans3" fo:font-size="20pt" style:font-name-asian="Liberation Sans3" style:font-size-asian="20pt" style:font-name-complex="Liberation Sans3" style:font-size-complex="20pt"/>
    </style:style>
    <style:style style:name="T10" style:family="text">
      <style:text-properties fo:font-size="48pt" fo:background-color="#ffffff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orkload Characterization</text:span></text:p>
          </draw:text-box>
        </draw:frame>
        <draw:frame presentation:style-name="pr2" draw:text-style-name="P4" draw:layer="layout" svg:width="25.199cm" svg:height="17.271cm" svg:x="1.4cm" svg:y="0.329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>Yoo Kiseong <text:s text:c="4"/></text:p>
            <text:p text:style-name="P2"/>
            <text:p text:style-name="P3"/>
            <text:p text:style-name="P3"><text:s text:c="12"/>[ Index ]</text:p>
            <text:p text:style-name="P3"/>
            <text:p text:style-name="P3">* Why Workload?</text:p>
            <text:p text:style-name="P3">* definition of workload &amp; components of workload </text:p>
            <text:p text:style-name="P3">* workload model </text:p>
            <text:p text:style-name="P3">* partitioning of workload parameters </text:p>
            <text:p text:style-name="P3">* into the hot/cold identification algorithm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Workload</text:span>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p text:style-name="P6">Why threashold for hot / cold data identification must be always “static” ? </text:p>
            <text:p text:style-name="P6"/>
            <text:p text:style-name="P6">There are variation between the periods in which the device becomes busy and those in which becomes idle. </text:p>
            <text:p text:style-name="P6"/>
            <text:p text:style-name="P6">Wouldn’t it be more efficient when we construct an algorithm works accordingly ? </text:p>
            <text:p text:style-name="P6"><text:s/>- higher cache utilization </text:p>
            <text:p text:style-name="P6"><text:s/>- higher throughput </text:p>
            <text:p text:style-name="P6"><text:s/>- lower latency </text:p>
            <text:p text:style-name="P6"><text:s/>- lower response time </text:p>
            <text:p text:style-name="P6"><text:s/>- etc. </text:p>
            <text:p text:style-name="P6"><text:s/>=&gt; better performance of algorithm itself 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8" draw:layer="layout" svg:width="27.94cm" svg:height="3.506cm" svg:x="0cm" svg:y="0.837cm" presentation:class="title" presentation:user-transformed="true">
          <draw:text-box>
            <text:p><text:span text:style-name="T2">Definition &amp; Components of Workload</text:span></text:p>
          </draw:text-box>
        </draw:frame>
        <draw:frame presentation:style-name="pr6" draw:text-style-name="P7" draw:layer="layout" svg:width="25.199cm" svg:height="14.396cm" svg:x="1.4cm" svg:y="4.406cm" presentation:class="subtitle" presentation:user-transformed="true">
          <draw:text-box>
            <text:p text:style-name="P6">= Most of the source of stress on the system</text:p>
            <text:p text:style-name="P6"><text:s/></text:p>
            <text:p text:style-name="P6">Def. the set of all inputs that the system receives from its environment during any given period of time</text:p>
            <text:p text:style-name="P6"/>
            <text:p text:style-name="P6"/>
            <text:p text:style-name="P6"/>
            <text:p text:style-name="P6">A workload refers to a generic unit of work that arrives at the system from the <text:span text:style-name="T3"><text:s/>external source </text:span>. </text:p>
            <text:p text:style-name="P6">→ transactions </text:p>
            <text:p text:style-name="P6">→ interactive command</text:p>
            <text:p text:style-name="P6">→ process</text:p>
            <text:p text:style-name="P6">→ HTTP request, and </text:p>
            <text:p text:style-name="P6">→ depends on the nature of the service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orkload Model</text:span></text:p>
          </draw:text-box>
        </draw:frame>
        <draw:frame presentation:style-name="pr7" draw:text-style-name="P7" draw:layer="layout" svg:width="25.199cm" svg:height="13.289cm" svg:x="1.4cm" svg:y="4.406cm" presentation:class="subtitle" presentation:user-transformed="true">
          <draw:text-box>
            <text:p text:style-name="P6">= a representation that mimics the workload of real world in study. </text:p>
            <text:p text:style-name="P6"/>
            <text:p text:style-name="P6">Workload model can be used for </text:p>
            <text:p text:style-name="P6"><text:s/>→ the selection of system </text:p>
            <text:p text:style-name="P6"><text:s/>→ performance tuning </text:p>
            <text:p text:style-name="P6"><text:s/>→ capacity planning</text:p>
            <text:p text:style-name="P6"/>
            <text:p text:style-name="P6"/>
            <text:p text:style-name="P6">1) Business Characterization : <text:span text:style-name="T4">user-oriented description </text:span></text:p>
            <text:p text:style-name="P6">2) Functional Characterization : <text:span text:style-name="T4">describe program, command, requests that make up the workload </text:span></text:p>
            <text:p text:style-name="P6"><text:span text:style-name="T5">3) Resource-oriented characterization : </text:span><text:span text:style-name="T4">describes the consumption of system resources by the workload (e.g. CPU time, I/O time, memory size) 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orkload Parameters</text:span></text:p>
          </draw:text-box>
        </draw:frame>
        <draw:frame presentation:style-name="pr8" draw:text-style-name="P9" draw:layer="layout" svg:width="25.199cm" svg:height="12.179cm" svg:x="1.4cm" svg:y="4.914cm" presentation:class="subtitle">
          <draw:text-box>
            <text:p text:style-name="P3">Static Parameters : (analysis on precedence graph) </text:p>
            <text:p text:style-name="P3"/>
            <text:p text:style-name="P3"><text:s text:c="5"/>vs </text:p>
            <text:p text:style-name="P3"/>
            <text:p text:style-name="P3">Dynamic Parameters : (analysis on run-time events) </text:p>
            <text:p text:style-name="P3"/>
            <text:p text:style-name="P3"/>
            <text:p text:style-name="P3"/>
            <text:p text:style-name="P3"/>
            <text:p text:style-name="P3"/>
            <text:p text:style-name="P3">+++ some examples of workload parameters (cont.)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orkload Parameters</text:span></text:p>
          </draw:text-box>
        </draw:frame>
        <draw:frame presentation:style-name="pr9" draw:text-style-name="P7" draw:layer="layout" svg:width="25.199cm" svg:height="14.914cm" svg:x="1.4cm" svg:y="4.406cm" presentation:class="subtitle" presentation:user-transformed="true">
          <draw:text-box>
            <text:p text:style-name="P3"><text:s/><text:span text:style-name="T6">●</text:span><text:span text:style-name="T7"> </text:span>Inter-Arrival Time : <text:span text:style-name="T4">시스템에 하나의 요청이 도달한 후 다음 요청이 도달하기까지 걸린 시간 </text:span></text:p>
            <text:p text:style-name="P3"><text:s/><text:span text:style-name="T6">● </text:span><text:span text:style-name="T6">Service Demands : </text:span><text:span text:style-name="T8">개별 처리 과정에서 특정한 </text:span><text:span text:style-name="T8">device </text:span><text:span text:style-name="T8">또는 </text:span><text:span text:style-name="T8">resource</text:span><text:span text:style-name="T8">를 사용하는데 걸린 </text:span></text:p>
            <text:p text:style-name="P3"><text:span text:style-name="T8"><text:s text:c="44"/></text:span><text:span text:style-name="T8">총 시간의 평균 </text:span><text:span text:style-name="T8">(wait-time</text:span><text:span text:style-name="T8">은 포함하지 않는다</text:span><text:span text:style-name="T8">) <text:s/></text:span></text:p>
            <text:p text:style-name="P3"><text:span text:style-name="T8"><text:s/></text:span><text:span text:style-name="T9">● </text:span><text:span text:style-name="T9">Number of (Interactive) Terminals </text:span></text:p>
            <text:p text:style-name="P3"><text:span text:style-name="T8"><text:s/></text:span><text:span text:style-name="T9">● </text:span><text:span text:style-name="T9">Think Time </text:span></text:p>
            <text:p text:style-name="P3"><text:span text:style-name="T8"><text:s/></text:span><text:span text:style-name="T9">● </text:span><text:span text:style-name="T9">Type of Request : </text:span><text:span text:style-name="T8">RD-intesive or WR-intensive</text:span></text:p>
            <text:p text:style-name="P3"><text:span text:style-name="T8"><text:s text:c="42"/></text:span><text:span text:style-name="T8">Sequential-Access or Random-Access </text:span></text:p>
            <text:p text:style-name="P3"><text:span text:style-name="T8"><text:s/></text:span><text:span text:style-name="T9">● </text:span><text:span text:style-name="T9">Type of Resource Demanded </text:span></text:p>
            <text:p text:style-name="P3"><text:span text:style-name="T8"><text:s/></text:span><text:span text:style-name="T9">● </text:span><text:span text:style-name="T9">Duration of the Request </text:span></text:p>
            <text:p text:style-name="P3"><text:span text:style-name="T8"><text:s/></text:span><text:span text:style-name="T9">● </text:span><text:span text:style-name="T9">Quantity of Resources Demanded </text:span></text:p>
            <text:p text:style-name="P3"><text:span text:style-name="T8"><text:s/></text:span><text:span text:style-name="T9">● </text:span><text:span text:style-name="T9">Mutablily of Data</text:span></text:p>
            <text:p text:style-name="P3"><text:span text:style-name="T8"><text:s/></text:span><text:span text:style-name="T9">● </text:span><text:span text:style-name="T9">Network Speed </text:span></text:p>
            <text:p text:style-name="P3"><text:span text:style-name="T8"><text:s/></text:span><text:span text:style-name="T9">● </text:span><text:span text:style-name="T9">more… </text:span></text:p>
            <text:p text:style-name="P3"><text:span text:style-name="T8"><text:s/></text:span><text:span text:style-name="T9">● </text:span><text:span text:style-name="T9">more… </text:span></text:p>
            <text:p text:style-name="P3"><text:span text:style-name="T8"><text:s/></text:span><text:span text:style-name="T9">● </text:span><text:span text:style-name="T9">more… 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artitioning of Workload</text:span></text:p>
          </draw:text-box>
        </draw:frame>
        <draw:frame presentation:style-name="pr10" draw:text-style-name="P7" draw:layer="layout" svg:width="25.199cm" svg:height="13.195cm" svg:x="1.4cm" svg:y="4.406cm" presentation:class="subtitle" presentation:user-transformed="true">
          <draw:text-box>
            <text:p text:style-name="P6">examples of baseline </text:p>
            <text:p text:style-name="P6"><text:s/>- resource usage </text:p>
            <text:p text:style-name="P6"><text:s/>- pupose of application </text:p>
            <text:p text:style-name="P6"><text:s/>- geographical orientation </text:p>
            <text:p text:style-name="P6"><text:s/>- functional </text:p>
            <text:p text:style-name="P6"><text:s/>- organization unites </text:p>
            <text:p text:style-name="P6"><text:s/>- mode </text:p>
            <text:p text:style-name="P6"/>
            <text:p text:style-name="P6"/>
            <text:p text:style-name="P6">Averaging (with similar types of data) </text:p>
            <text:p text:style-name="P6"/>
            <text:p text:style-name="P6"><text:s text:c="5"/>vs </text:p>
            <text:p text:style-name="P6"/>
            <text:p text:style-name="P6">Clustering (with variant types of data) 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t</text:span><text:span text:style-name="T1">o</text:span><text:span text:style-name="T1"> </text:span><text:span text:style-name="T1">H</text:span><text:span text:style-name="T1">o</text:span><text:span text:style-name="T1">t</text:span><text:span text:style-name="T1">/</text:span><text:span text:style-name="T1">C</text:span><text:span text:style-name="T1">o</text:span><text:span text:style-name="T1">l</text:span><text:span text:style-name="T1">d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2" draw:text-style-name="P10" draw:layer="layout" svg:width="8.89cm" svg:height="3.048cm" svg:x="13.654cm" svg:y="5.31cm">
          <text:p text:style-name="P10">Workload </text:p>
          <text:p text:style-name="P10"/>
          <text:p text:style-name="P10">Characteriza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0" draw:layer="layout" svg:width="8.89cm" svg:height="3.048cm" svg:x="13.654cm" svg:y="9.328cm">
          <text:p text:style-name="P10">Hot / Cold Data </text:p>
          <text:p text:style-name="P10"/>
          <text:p text:style-name="P10">Identifica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0" draw:layer="layout" svg:width="3.81cm" svg:height="3.048cm" svg:x="5.048cm" svg:y="4.964cm">
          <text:p text:style-name="P10">INP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0" draw:layer="layout" svg:width="8.636cm" svg:height="5.08cm" svg:x="13.908cm" svg:y="13.346cm">
          <text:p text:style-name="P10">Permanent </text:p>
          <text:p text:style-name="P10"/>
          <text:p text:style-name="P10">Storag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5" draw:text-style-name="P11" draw:layer="layout" svg:x1="8.858cm" svg:y1="6.488cm" svg:x2="13.654cm" svg:y2="6.488cm">
          <text:p/>
        </draw:line>
        <draw:line draw:style-name="gr5" draw:text-style-name="P11" draw:layer="layout" svg:x1="18.226cm" svg:y1="8.358cm" svg:x2="18.226cm" svg:y2="9.328cm">
          <text:p/>
        </draw:line>
        <draw:line draw:style-name="gr5" draw:text-style-name="P11" draw:layer="layout" svg:x1="18.226cm" svg:y1="12.376cm" svg:x2="18.226cm" svg:y2="13.346cm">
          <text:p/>
        </draw:line>
        <draw:frame draw:style-name="gr6" draw:text-style-name="P12" draw:layer="layout" svg:width="13.208cm" svg:height="3.048cm" svg:x="0.762cm" svg:y="12.954cm">
          <draw:text-box>
            <text:p>How can we adopt workload characterization </text:p>
            <text:p/>
            <text:p>in order to optimize hot data ratio??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3" draw:layer="layout" svg:width="28cm" svg:height="7.819cm" svg:x="0cm" svg:y="7.175cm">
          <draw:text-box>
            <text:p text:style-name="P10"><text:span text:style-name="T10">End of my presentation.</text:span></text:p>
            <text:p text:style-name="P10"><text:span text:style-name="T10"/></text:p>
            <text:p text:style-name="P10"><text:span text:style-name="T10">Thank you !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c001e" draw:marker-start-width="0.2cm" draw:marker-start-center="false" draw:marker-end-width="0.2cm" draw:marker-end-center="false" draw:fill="solid" draw:fill-color="#66ff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padding-top="0.508cm" fo:padding-bottom="0.508cm" fo:padding-left="0.508cm" fo:padding-right="0.508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06:05:07.807253295</meta:creation-date>
    <dc:date>2018-11-02T07:43:34.595909719</dc:date>
    <meta:editing-duration>PT1H26M10S</meta:editing-duration>
    <meta:editing-cycles>92</meta:editing-cycles>
    <meta:generator>LibreOffice/5.1.6.2$Linux_X86_64 LibreOffice_project/10m0$Build-2</meta:generator>
    <meta:document-statistic meta:object-count="63"/>
  </office:meta>
</office:document-meta>
</file>